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5pt" fo:font-weight="bold" officeooo:rsid="000f2848" officeooo:paragraph-rsid="000f2848" style:font-size-asian="15pt" style:font-weight-asian="bold" style:font-size-complex="15pt" style:font-weight-complex="bold"/>
    </style:style>
    <style:style style:name="P2" style:family="paragraph" style:parent-style-name="Text_20_body">
      <style:text-properties fo:font-size="16pt" fo:font-weight="bold" officeooo:rsid="000f364f" officeooo:paragraph-rsid="000f364f" style:font-size-asian="16pt" style:font-weight-asian="bold" style:font-size-complex="16pt"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T1" style:family="text">
      <style:text-properties officeooo:rsid="000f364f"/>
    </style:style>
    <style:style style:name="T2" style:family="text">
      <style:text-properties officeooo:rsid="001aaf0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1">User <text:span text:style-name="T1">Sign up</text:span></text:p>
      <text:p text:style-name="Text_20_body">This diagram visually shows the steps a user needs to follow to create a new account. It is a kind of "use case diagram" for a registration feature.​</text:p>
      <text:h text:style-name="Heading_20_2" text:outline-level="2">Step-by-Step Explanation</text:h>
      <text:list text:style-name="L1">
        <text:list-item>
          <text:p text:style-name="P3"><text:span text:style-name="Strong_20_Emphasis">Upload Profile Photo</text:span>: The user uploads a profile picture.</text:p>
        </text:list-item>
        <text:list-item>
          <text:p text:style-name="P3"><text:span text:style-name="Strong_20_Emphasis">Put User Name</text:span>: The user enters their username.</text:p>
        </text:list-item>
        <text:list-item>
          <text:p text:style-name="P3"><text:span text:style-name="Strong_20_Emphasis">Put Email</text:span>: The user provides their email address.</text:p>
        </text:list-item>
        <text:list-item>
          <text:p text:style-name="P3"><text:span text:style-name="Strong_20_Emphasis">Put New Password</text:span>: The user chooses and enters a new password.</text:p>
        </text:list-item>
        <text:list-item>
          <text:p text:style-name="P3"><text:span text:style-name="Strong_20_Emphasis">Confirm New Password</text:span>: The user re-enters the chosen password to confirm.</text:p>
        </text:list-item>
        <text:list-item>
          <text:p text:style-name="P3"><text:span text:style-name="Strong_20_Emphasis">Click Create Account</text:span>: After filling in all required fields, the user clicks to create the account.</text:p>
        </text:list-item>
        <text:list-item>
          <text:p text:style-name="P3"><text:span text:style-name="Strong_20_Emphasis">Click Back to Login</text:span>: The user can also choose to return to the login page instead.</text:p>
        </text:list-item>
      </text:list>
      <text:h text:style-name="Heading_20_2" text:outline-level="2">Summary</text:h>
      <text:p text:style-name="Text_20_body">Each oval represents an action the user can take when creating an account. Arrows show that the user can perform any of these actions as part of the registration process.</text:p>
      <text:p text:style-name="Text_20_body"/>
      <text:p text:style-name="P2">User Login</text:p>
      <text:p text:style-name="Text_20_body">This diagram shows the login process for a user, similar to the previous example but focused on logging in instead of account creation.​</text:p>
      <text:h text:style-name="Heading_20_2" text:outline-level="2">Step-by-Step Explanation</text:h>
      <text:list text:style-name="L2">
        <text:list-item>
          <text:p text:style-name="P4"><text:span text:style-name="Strong_20_Emphasis">Enter user name </text:span><text:span text:style-name="Strong_20_Emphasis"><text:span text:style-name="T2">OR Admin username</text:span></text:span>: The user types their unique name or <text:span text:style-name="T2">Admin username</text:span> to identify themselves. </text:p>
        </text:list-item>
        <text:list-item>
          <text:p text:style-name="P4"><text:span text:style-name="Strong_20_Emphasis">Put Password</text:span>: The user<text:span text:style-name="T2">s</text:span> <text:span text:style-name="T2">and Admin</text:span> enters their account password.</text:p>
        </text:list-item>
        <text:list-item>
          <text:p text:style-name="P4"><text:span text:style-name="Strong_20_Emphasis">Click Remember me</text:span>: The user can click to have the system remember their login for convenience next time.</text:p>
        </text:list-item>
        <text:list-item>
          <text:p text:style-name="P4"><text:span text:style-name="Strong_20_Emphasis">Click Forgot Password</text:span>: If the user forgot their password, they can start a recovery process by clicking here.</text:p>
        </text:list-item>
        <text:list-item>
          <text:p text:style-name="P4"><text:span text:style-name="Strong_20_Emphasis">Login</text:span>: After filling in the required fields, the user clicks to log into their account.</text:p>
        </text:list-item>
        <text:list-item>
          <text:p text:style-name="P4"><text:span text:style-name="Strong_20_Emphasis">Go to create Account</text:span>: If the user doesn't have an account, they can go to the account creation page.</text:p>
        </text:list-item>
      </text:list>
      <text:h text:style-name="Heading_20_2" text:outline-level="2"><text:soft-page-break/>Summary</text:h>
      <text:p text:style-name="Text_20_body">Each oval represents an action available to the user during the login process. The arrows connect the user to each possible action, guiding the sequence of steps for logging in or recovering their account. <text:s text:c="3"/>Admin can log in from this login page. Since there is only one admin who controls the entire app, the login feature here is specifically designed for the admin to access and manage everything.</text:p>
      <text:p text:style-name="Text_20_body"/>
      <text:p text:style-name="Text_20_body"/>
      <text:p text:style-name="P2">Forgot password for reset password</text:p>
      <text:p text:style-name="Text_20_body">This diagram shows the actions involved in resetting a password. It is a "use case diagram" for the password reset process.​</text:p>
      <text:h text:style-name="Heading_20_2" text:outline-level="2">Step-by-Step Explanation</text:h>
      <text:list text:style-name="L3">
        <text:list-item>
          <text:p text:style-name="P5"><text:span text:style-name="Strong_20_Emphasis">User ID</text:span>: The user provides their user ID to identify which account needs the password reset.</text:p>
        </text:list-item>
        <text:list-item>
          <text:p text:style-name="P5"><text:span text:style-name="Strong_20_Emphasis">New Password</text:span>: The user chooses and enters a new password for their account.</text:p>
        </text:list-item>
        <text:list-item>
          <text:p text:style-name="P5"><text:span text:style-name="Strong_20_Emphasis">Re-enter new Password</text:span>: To confirm, the user types the same new password again to avoid mistakes.</text:p>
        </text:list-item>
        <text:list-item>
          <text:p text:style-name="P5"><text:span text:style-name="Strong_20_Emphasis">Reset Password</text:span>: After both passwords match, the user clicks to reset the password.</text:p>
        </text:list-item>
        <text:list-item>
          <text:p text:style-name="P5"><text:span text:style-name="Strong_20_Emphasis">Click Back to Login</text:span>: The user can also choose to return to the login screen at any time.</text:p>
        </text:list-item>
      </text:list>
      <text:h text:style-name="Heading_20_2" text:outline-level="2">Summary</text:h>
      <text:p text:style-name="Text_20_body">Each oval represents one step the user can take during the password reset process. The arrows indicate each available action, guiding the user through resetting their password or going back to login.</text:p>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3T11:58:00.919152576</meta:creation-date>
    <dc:date>2025-11-13T13:00:51.511757842</dc:date>
    <meta:editing-duration>PT40M7S</meta:editing-duration>
    <meta:editing-cycles>4</meta:editing-cycles>
    <meta:generator>LibreOffice/7.4.7.2$Linux_X86_64 LibreOffice_project/40$Build-2</meta:generator>
    <meta:document-statistic meta:table-count="0" meta:image-count="0" meta:object-count="0" meta:page-count="2" meta:paragraph-count="33" meta:word-count="492" meta:character-count="2818" meta:non-whitespace-character-count="2370"/>
  </office:meta>
</office:document-meta>
</file>